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ningsFinder.WarningsFinder( List &lt; Invocation &gt; unusedStubs , List &lt; InvocationMatcher &gt; all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rningsFinder.find( FindingsListener findingsListe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